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al" svg:font-family="Aral"/>
    <style:font-face style:name="Lohit Hindi2" svg:font-family="'Lohit Hindi'"/>
    <style:font-face style:name="verdana" svg:font-family="verdana, arial, helvetica, sans-serif"/>
    <style:font-face style:name="Arial" svg:font-family="Arial" style:font-family-generic="swiss"/>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style:font-size-asian="12pt" style:font-name-complex="Arial1" style:font-size-complex="12pt"/>
    </style:style>
    <style:style style:name="P2" style:family="paragraph" style:parent-style-name="Standard">
      <style:paragraph-properties fo:text-align="justify" style:justify-single-word="false"/>
      <style:text-properties style:font-name="Arial1" fo:font-size="12pt" fo:font-style="italic" style:font-size-asian="12pt" style:font-style-asian="italic" style:font-name-complex="Arial1" style:font-size-complex="12pt" style:font-style-complex="italic"/>
    </style:style>
    <style:style style:name="P3" style:family="paragraph" style:parent-style-name="Standard">
      <style:paragraph-properties fo:text-align="justify" style:justify-single-word="false"/>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fo:font-size="12pt"/>
    </style:style>
    <style:style style:name="P8" style:family="paragraph" style:parent-style-name="Standard">
      <style:text-properties style:font-name="Arial" fo:font-size="12pt" style:font-size-asian="12pt" style:font-size-complex="12pt"/>
    </style:style>
    <style:style style:name="P9" style:family="paragraph" style:parent-style-name="Standard">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style="normal" style:font-size-asian="12pt" style:font-style-asian="normal" style:font-name-complex="Arial1" style:font-size-complex="12pt" style:font-style-complex="normal"/>
    </style:style>
    <style:style style:name="P11" style:family="paragraph" style:parent-style-name="Standard">
      <style:paragraph-properties fo:text-align="justify" style:justify-single-word="false"/>
      <style:text-properties style:font-name="Arial1" fo:font-size="12pt" fo:font-style="italic" style:font-size-asian="12pt" style:font-style-asian="italic" style:font-name-complex="Arial1" style:font-size-complex="12pt" style:font-style-complex="italic"/>
    </style:style>
    <style:style style:name="P12" style:family="paragraph" style:parent-style-name="Standard">
      <style:paragraph-properties fo:text-align="justify" style:justify-single-word="false"/>
      <style:text-properties style:font-name="Arial1"/>
    </style:style>
    <style:style style:name="P13" style:family="paragraph" style:parent-style-name="Standard">
      <style:text-properties style:font-name="Arial"/>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variant="normal" fo:text-transform="none" fo:color="#004979" style:font-name="verdana" fo:font-size="9.75pt" fo:letter-spacing="normal" fo:font-style="normal" fo:font-weight="bold"/>
    </style:style>
    <style:style style:name="T4" style:family="text">
      <style:text-properties fo:font-variant="normal" fo:text-transform="none" fo:color="#000000" style:font-name="Arial" fo:letter-spacing="normal" fo:font-style="normal" fo:font-weight="normal"/>
    </style:style>
    <style:style style:name="T5" style:family="text">
      <style:text-properties fo:font-variant="normal" fo:text-transform="none" fo:color="#000000" style:font-name="Arial" fo:letter-spacing="normal" fo:font-style="normal" fo:font-weight="normal"/>
    </style:style>
    <style:style style:name="T6" style:family="text">
      <style:text-properties style:font-size-asian="12pt" style:font-size-complex="12pt"/>
    </style:style>
    <style:style style:name="T7" style:family="text">
      <style:text-properties fo:font-style="normal" style:font-style-asian="normal" style:font-style-complex="normal"/>
    </style:style>
    <style:style style:name="T8"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9" style:family="text">
      <style:text-properties style:font-name="Arial"/>
    </style:style>
    <style:style style:name="T10" style:family="text">
      <style:text-properties style:font-name="Aral" fo:font-weight="bold"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Title: </text:span><text:span text:style-name="T3">The new methods available in Dipy 0.7.0</text:span><text:span text:style-name="T3">+</text:span><text:span text:style-name="T3"> that you should know about.</text:span></text:p>
      <text:p text:style-name="P8"/>
      <text:p text:style-name="P9">Introduction</text:p>
      <text:p text:style-name="P8"/>
      <text:p text:style-name="P8">In this abstract we would like to inform the readers about the new state-of-the-art algorithms implemented in the most recent version of Diffusion Imaging in Python (Dipy) [1,2]. Dipy is a free and open source software project for the analysis of data from dMRI experiments. Dipy gathers implementations of many different methods in dMRI, including: diffusion signal pre-processing; reconstruction of diffusion distributions in individual voxels; fiber tractography and <text:s/>streamline post-processing, analysis and visualization. In contrast to many other scientific software projects, Dipy is not being developed by a single research group. Rather, it is an open project that encourages contributions from any scientist/developer through GitHub and open discussions on the project mailing list. Dipy today has an international team of contributors, spanning eight academic institutions in six countries and still growing (see Fig.1). </text:p>
      <text:p text:style-name="P4"/>
      <text:p text:style-name="P5"><text:span text:style-name="T10">Methods</text:span></text:p>
      <text:p text:style-name="P5"/>
      <text:p text:style-name="P1">Dipy has a modular structure with the main modules depicted in Fig. 2. It also has a few hard dependencies shown with yellow colour in the same figure and some optional dependencies shown with orange colour. In Dipy we implement state-of-the-art methods in every level of the processing pipeline. Here we will give a brief overview only of the most recent enhancements.</text:p>
      <text:p text:style-name="P1"/>
      <text:p text:style-name="P1"><text:span text:style-name="T1">Pre-processing: </text:span>we have implemented a tool for brain extraction and foreground segmentation which we call median_otsu. Tools to create evenly distributed spheres using electrostatic repulsion which is useful for designing dMRI acquisitions. We also provide a method for automatic SNR estimation. </text:p>
      <text:p text:style-name="P2"/>
      <text:p text:style-name="P1"><text:span text:style-name="T1">Voxel Reconstruction:</text:span> a great range of methods that can be used for any type of q-space acquisition (single-shell, multi-shell and DSI-like) are available in Dipy. Here we describe some of the most important ones. We have efficient implementations of three different deconvolution methods which are usually recommended as a precursor steps for tracking. Constrained Spherical Deconvolution (CSD) [3] for single shell (see Fig. 3D-E) and multi-shell data, Sharpening Deconvolution Transform (SDT) [4] which can be used to increase the angular resolution of any ODF, and DSI with Lucy-Richardson Deconvolution (DSID) [5] which can be used for DSI-type of acquisitions. Furthermore, we have also implemented the Simple Harmonic Oscillator based Reconstruction and Estimation (SHORE) [7] which is a method of continuous modeling of the diffusion signal and can be used to create new scalar maps that go well beyond the possibilities of FA. Nonetheless, we can now fit Tensors with RESTORE [6]. </text:p>
      <text:p text:style-name="P1"/>
      <text:p text:style-name="P1"><text:span text:style-name="T1">Parallel processing</text:span>: For systems with multiple CPUs we now support parallel processing for ODF reconstructions and peak finding and we are working on parallelizing other parts of dMRI pipeline.</text:p>
      <text:p text:style-name="P2"/>
      <text:p text:style-name="P1"><text:span text:style-name="T1">Fiber tracking</text:span>: we have extended our fast deterministic algorithm (EuDX) to work with the newest reconstruction models<text:span text:style-name="T2"> </text:span>and moved on designing a new modular API for Probabilistic tracking and other tracking methods.</text:p>
      <text:p text:style-name="P2"/>
      <text:p text:style-name="P1"><text:span text:style-name="T1">Fiber analysis: </text:span><text:span text:style-name="T7">we have now tools to filter streamlines that go through specific ROIs, </text:span><text:span text:style-name="T7">and </text:span><text:soft-page-break/><text:span text:style-name="T7">calculate track density images. </text:span></text:p>
      <text:p text:style-name="P10"/>
      <text:p text:style-name="P1"><text:span text:style-name="T7">Connectivity analysis: We can c</text:span>reate connectivity matrices [8] of streamlines connecting different cortical and sub-cortical regions (see Fig. 3A-C).</text:p>
      <text:p text:style-name="P2"/>
      <text:p text:style-name="P3">Results</text:p>
      <text:p text:style-name="P2"/>
      <text:p text:style-name="P10">In Fig. 3A we show streamlines intersecting a mask in the corpus callosum (CC). In Fig. 3B we show the streamlines with semi-transparency to make it easy to see the mask (yellow color). In Fig. 3C we show the connectivity matrix of the CC streamlines that connect 89 cortical regions. </text:p>
      <text:p text:style-name="P2"/>
      <text:p text:style-name="P12"><text:span text:style-name="T8">In Fig. 3D we show the CSD ODFs </text:span><text:span text:style-name="T9">of a standard acquisition at b-value 2000 and 150 single-shell gradient directions and in Fig. 3E we show only the peak directions (maxima) of these ODFs. </text:span></text:p>
      <text:p text:style-name="P6"/>
      <text:p text:style-name="P14">Discussion</text:p>
      <text:p text:style-name="P15">Evidently, Dipy is a growing library for the analysis of diffusion dataset with many useful new implementations. We welcome everyone to use or contribute in the project and give us feedback and suggestions. Finally, we think that the best way to start learning Dipy is by reading the step-by-step examples in the gallery of the project's website [2].</text:p>
      <text:p text:style-name="P6"/>
      <text:p text:style-name="P14">References</text:p>
      <text:p text:style-name="P6"/>
      <text:p text:style-name="Standard"><text:span text:style-name="T9">[1] Garyfallidis, E. (2014), “Dipy, a library for the analysis of diffusion MRI data”, Frontiers in Neuroinformatics, submitted.</text:span></text:p>
      <text:p text:style-name="Standard"><text:span text:style-name="T9">[2] </text:span><text:a xlink:type="simple" xlink:href="http://dipy.org/examples_index.html"><text:span text:style-name="T9">http://dipy.org/examples_index.html</text:span></text:a></text:p>
      <text:p text:style-name="Standard"><text:span text:style-name="T9">[3] Tournier, JD. (2007), “Non-negativity constrained super-resolved spherical deconvolution”, Neuroimage, vol. 35, no. 4, pp. 1459-1472. <text:s text:c="2"/></text:span></text:p>
      <text:p text:style-name="Standard"><text:span text:style-name="T9">[4] Descoteaux, M. (2009), “</text:span><text:span text:style-name="T4">Deterministic and probabilistic tractography based on complex fibre orientation distributions”, IEEE TMI, vol. 28, no. 2, pp. 269-286.</text:span></text:p>
      <text:p text:style-name="Standard"><text:span text:style-name="T9">[5] Canales-Rordriguez, EJ.(2010), “</text:span><text:span text:style-name="T4">Deconvolution in diffusion spectrum imaging”, Neuroimage, vol. 50, no. 1, pp. 136-149.</text:span></text:p>
      <text:p text:style-name="Standard"><text:span text:style-name="T9">[6] Chang, LC. (2005), “</text:span><text:span text:style-name="T4">RESTORE: robust estimation of tensors by outlier rejection”, MRM, vol . 53, no. 5, pp. 1088-1095.</text:span></text:p>
      <text:p text:style-name="Standard"><text:span text:style-name="T9">[7] </text:span><text:span text:style-name="T4">Ozarslan, E. (2013), “Mean apparent propagator (MAP) MRI: A novel diffusion imaging method for mapping tissue microstructure”, Neuroimage, vol. 78, pp. 16-32.</text:span></text:p>
      <text:p text:style-name="P6">[8] Hagmann, P. (2008), “Mapping the structural core of human cerebral cortex”, PloS biology, vol. 6, no. 7, pp. e159.</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al" svg:font-family="Aral"/>
    <style:font-face style:name="Lohit Hindi2" svg:font-family="'Lohit Hindi'"/>
    <style:font-face style:name="verdana" svg:font-family="verdana, arial, helvetica, sans-serif"/>
    <style:font-face style:name="Arial" svg:font-family="Arial" style:font-family-generic="swiss"/>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ftherios Garyfallidis</meta:initial-creator>
    <meta:creation-date>2014-01-15T13:46:35</meta:creation-date>
    <dc:date>2014-01-16T13:50:35</dc:date>
    <dc:creator>Eleftherios Garyfallidis</dc:creator>
    <meta:editing-duration>PT3H43M42S</meta:editing-duration>
    <meta:editing-cycles>13</meta:editing-cycles>
    <meta:generator>LibreOffice/3.5$Linux_X86_64 LibreOffice_project/350m1$Build-2</meta:generator>
    <meta:document-statistic meta:table-count="0" meta:image-count="0" meta:object-count="0" meta:page-count="2" meta:paragraph-count="25" meta:word-count="782" meta:character-count="5204" meta:non-whitespace-character-count="4434"/>
  </office:meta>
</office:document-meta>
</file>